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10"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text-properties fo:font-size="14pt" style:font-size-asian="14pt"/>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Text_20_body_20_indent">
      <style:paragraph-properties fo:line-height="150%"/>
    </style:style>
    <style:style style:name="P18" style:family="paragraph" style:parent-style-name="Standard">
      <style:paragraph-properties fo:margin-left="0cm" fo:margin-right="0cm" fo:line-height="150%" fo:text-align="justify" style:justify-single-word="false" fo:text-indent="1.249cm" style:auto-text-indent="false"/>
    </style:style>
    <style:style style:name="P19" style:family="paragraph" style:parent-style-name="Standard" style:list-style-name="L2">
      <style:paragraph-properties fo:margin-left="0cm" fo:margin-right="0cm" fo:line-height="150%" fo:text-align="justify" style:justify-single-word="false" fo:text-indent="1.249cm" style:auto-text-indent="false"/>
    </style:style>
    <style:style style:name="P20" style:family="paragraph" style:parent-style-name="Heading_20_1">
      <style:paragraph-properties fo:break-before="page"/>
      <style:text-properties fo:font-size="14pt" style:font-size-asian="14pt" style:font-size-complex="14pt"/>
    </style:style>
    <style:style style:name="P21" style:family="paragraph" style:parent-style-name="Standard" style:list-style-name="L3">
      <style:paragraph-properties fo:margin-left="0cm" fo:margin-right="0cm" fo:line-height="150%" fo:text-align="justify" style:justify-single-word="false" fo:text-indent="1.249cm" style:auto-text-indent="false"/>
    </style:style>
    <style:style style:name="P22" style:family="paragraph" style:parent-style-name="Heading_20_1">
      <style:paragraph-properties fo:break-before="page"/>
      <style:text-properties fo:font-size="14pt" style:font-size-asian="14pt" style:font-weight-complex="bold"/>
    </style:style>
    <style:style style:name="P23" style:family="paragraph" style:parent-style-name="Standard" style:list-style-name="L4">
      <style:paragraph-properties fo:margin-left="1.249cm" fo:margin-right="0cm" fo:line-height="150%" fo:text-align="justify" style:justify-single-word="false" fo:text-indent="0cm" style:auto-text-indent="false"/>
    </style:style>
    <style:style style:name="P24"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5" style:family="paragraph" style:parent-style-name="Text_20_body_20_indent" style:list-style-name="L5">
      <style:paragraph-properties fo:margin-left="0.781cm" fo:margin-right="0cm" fo:line-height="150%" fo:text-indent="0cm" style:auto-text-indent="false">
        <style:tab-stops/>
      </style:paragraph-properties>
    </style:style>
    <style:style style:name="P26" style:family="paragraph" style:parent-style-name="Text_20_body_20_indent">
      <style:paragraph-properties fo:margin-left="0cm" fo:margin-right="0cm" fo:line-height="150%" fo:text-indent="0cm" style:auto-text-indent="false"/>
    </style:style>
    <style:style style:name="P27" style:family="paragraph" style:parent-style-name="Standard">
      <style:paragraph-properties fo:line-height="150%" fo:text-align="justify" style:justify-single-word="false"/>
      <style:text-properties fo:language="pt" fo:country="BR"/>
    </style:style>
    <style:style style:name="P28" style:family="paragraph" style:parent-style-name="Standard">
      <style:paragraph-properties fo:line-height="150%" fo:text-align="center" style:justify-single-word="false"/>
      <style:text-properties fo:language="pt" fo:country="BR"/>
    </style:style>
    <style:style style:name="P29" style:family="paragraph" style:parent-style-name="Heading_20_6">
      <style:paragraph-properties fo:line-height="150%" style:snap-to-layout-grid="false"/>
    </style:style>
    <style:style style:name="P30" style:family="paragraph" style:parent-style-name="Contents_20_1">
      <style:paragraph-properties style:snap-to-layout-grid="false"/>
      <style:text-properties fo:language="pt" fo:country="BR"/>
    </style:style>
    <style:style style:name="P31" style:family="paragraph" style:parent-style-name="Standard">
      <style:paragraph-properties fo:line-height="150%" fo:text-align="center" style:justify-single-word="false" style:snap-to-layout-grid="false"/>
      <style:text-properties fo:language="pt" fo:country="BR"/>
    </style:style>
    <style:style style:name="P32" style:family="paragraph" style:parent-style-name="Standard">
      <style:paragraph-properties fo:line-height="150%" fo:text-align="center" style:justify-single-word="false" style:snap-to-layout-grid="false"/>
    </style:style>
    <style:style style:name="P33" style:family="paragraph" style:parent-style-name="Contents_20_1">
      <style:paragraph-properties fo:text-align="center" style:justify-single-word="false" style:snap-to-layout-grid="false"/>
    </style:style>
    <style:style style:name="P34" style:family="paragraph" style:parent-style-name="Standard">
      <style:paragraph-properties fo:line-height="150%" fo:text-align="center" style:justify-single-word="false" style:snap-to-layout-grid="false"/>
      <style:text-properties fo:color="#ffffff" fo:language="pt" fo:country="BR"/>
    </style:style>
    <style:style style:name="P35" style:family="paragraph" style:parent-style-name="Heading_20_1">
      <style:paragraph-properties fo:margin-top="4.022cm" fo:margin-bottom="0cm"/>
      <style:text-properties fo:font-size="14pt" style:font-size-asian="14pt"/>
    </style:style>
    <style:style style:name="P36" style:family="paragraph" style:parent-style-name="Heading_20_1">
      <style:paragraph-properties fo:margin-top="4.022cm" fo:margin-bottom="0cm" fo:break-before="page"/>
      <style:text-properties fo:font-size="14pt" style:font-size-asian="14pt"/>
    </style:style>
    <style:style style:name="P37"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style:font-name="Times New Roman" fo:font-style="normal" style:font-style-asian="normal"/>
    </style:style>
    <style:style style:name="T3" style:family="text">
      <style:text-properties style:font-name="Times New Roman" fo:font-style="normal" fo:font-weight="normal" style:font-style-asian="normal" style:font-weight-asian="normal"/>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weight="bold" style:font-name-asian="Times New Roman" style:font-weight-asian="bold" style:font-name-complex="Times New Roman" style:font-weight-complex="bold"/>
    </style:style>
    <style:style style:name="T11" style:family="text">
      <style:text-properties style:font-name="Times New Roman" fo:font-weight="normal" style:font-name-asian="Times New Roman" style:font-weight-asian="normal" style:font-name-complex="Times New Roman" style:font-weight-complex="normal"/>
    </style:style>
    <style:style style:name="T12" style:family="text">
      <style:text-properties style:font-name="Times New Roman" style:font-name-asian="Times New Roman" style:font-name-complex="Times New Roman"/>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4cm" text:min-label-width="0.94cm" text:min-label-distance="0.1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Criação e Implementação de um Kit de Desenvolvimento de <text:line-break/>Software para a Programação Modular de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DADOS DE IDENTIFICAÇÃO</text:h>
      <text:p text:style-name="P7"/>
      <text:p text:style-name="P7"/>
      <text:h text:style-name="P10" text:outline-level="4">Área de Estudo: Emulação</text:h>
      <text:p text:style-name="P11"/>
      <text:h text:style-name="P12" text:outline-level="4"><text:span text:style-name="T1">Título provisório do trabalho</text:span>: Criação e Implementação de um Kit de Desenvolvimento de Software para a Programação Modular de Emuladores</text:h>
      <text:p text:style-name="P13"/>
      <text:h text:style-name="P14" text:outline-level="2"><text:span text:style-name="T2">Orientador(a)</text:span><text:span text:style-name="T3">: Delfim Luiz Torok</text:span></text:h>
      <text:p text:style-name="P7"/>
      <text:h text:style-name="P14" text:outline-level="2"><text:span text:style-name="T2">Identificação do aluno</text:span><text:span text:style-name="T3">:</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9" text:outline-level="1">RESUMO</text:h>
      <text:p text:style-name="P7"/>
      <text:p text:style-name="P7"/>
      <text:p text:style-name="P17">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 Assim, este trabalho objetiva suprir esta necessidade, através do desenvolvimento de um Kit de Desenvolvimento de Software que auxilie neste desenvolvimento e facilite o trabalho do desenvolvedor, tornando sua programação mais simples, rápida e rentável.</text:p>
      <text:p text:style-name="P17"/>
      <text:p text:style-name="P17">Palavras-chave: Emulação, Kit de Desenvolvimento de Software, Biblioteca</text:p>
      <text:h text:style-name="P9" text:outline-level="1">REFERENCIAL CONCEITUAL</text:h>
      <text:p text:style-name="P7"/>
      <text:p text:style-name="P7"/>
      <text:p text:style-name="P18">Um <text:span text:style-name="T4">emulador</text:span> é um programa de computador que simula o comportamento de uma arquitetura computacional, de modo que um software escrito para uma plataforma possa ser executado em outra. A Sociedade Britânica de Computação dá a seguinte definição: “Emulação é uma forma precisa de simulação que imita exatamente o comportamento ou as circunstâncias que se estão simulando. Um emulador permite que um tipo de computador opere como se fosse um tipo diferente de computador.” [tradução nossa] (BURDETT, 1998, p. 30-31).</text:p>
      <text:p text:style-name="P18"/>
      <text:p text:style-name="P18">Neste respeito, um emulador assemelha-se a uma máquina virtual como a Máquina Virtual Java. Neste caso, o código escrito em java é compilado para um <text:span text:style-name="T5">bytecode</text:span><text:span text:style-name="T5"><text:note text:id="ftn1" text:note-class="footnote"><text:note-citation>1</text:note-citation><text:note-body><text:p text:style-name="Footnote">Conjunto de bytes <text:s/>interpretáveis por uma máquina virtual. Do inglês byte + código (<text:span text:style-name="T6">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5">bytecode</text:span> de uma linguagem criada especificamente para um interpretador, e sim um código executável escrito para uma plataforma existente, diferente daquela na qual se está usando o emulador (LINDHOLM, 1999).</text:p>
      <text:p text:style-name="P18"/>
      <text:p text:style-name="P18">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BAUER, 2006). Mas para isto, o usuário deve possuir o MacOS 8 – o emulador emula apenas o hardware, não o software.</text:p>
      <text:p text:style-name="P18"/>
      <text:p text:style-name="P18">Os emuladores são usados para diferentes fins:</text:p>
      <text:p text:style-name="P18"/>
      <text:list text:style-name="L2">
        <text:list-item>
          <text:p text:style-name="P19">Um dos principais usos é facilitar o desenvolvimento de programas para plataformas que não possuem um compilador, ou nas quai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19">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 [tradução nossa] (BALLARD, 2006);</text:p>
        </text:list-item>
        <text:list-item>
          <text:p text:style-name="P19">Um terceiro uso é a emulação da própria plataforma onde o emulador está sendo executado. Para este tipo de emulação geralmente usa-se uma técnica chamada <text:span text:style-name="T4">virtualização</text:span>, onde muitas das instruções não precisam ser interpretadas, mas podem ser executadas diretamente, resultando assim numa maior velocidade (VIRTUALIZATION,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5">Personal Computer</text:span><text:span text:style-name="T6">.</text:span></text:p></text:note-body></text:note>.</text:p>
          <text:p text:style-name="P19"/>
        </text:list-item>
      </text:list>
      <text:p text:style-name="P18"/>
      <text:h text:style-name="P20" text:outline-level="1">MOTIVAÇÃO</text:h>
      <text:p text:style-name="P18"/>
      <text:p text:style-name="P18"/>
      <text:p text:style-name="P18">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5">Central Processing Unit</text:span><text:span text:style-name="T6">.</text:span></text:p></text:note-body></text:note>, um módulo que emule a placa de vídeo, um módulo que emule a memória, e assim por diante. Depois, estes módulos são unificados, resultando assim na emulação da plataforma completa.</text:p>
      <text:p text:style-name="P18"/>
      <text:p text:style-name="P18">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5">assembly</text:span> geralmente usada para somar dois números. Do inglês add (soma).</text:p></text:note-body></text:note> de um certo microprocessador, ele não precisa conhecer a forma como isto é feito internamente pelo processador, mas sim saber que quando a instrução equivalente à soma (ADD) acrescido de dois números for executada pela CPU, o resultado será armazenar a soma destes dois número em um determinado registrador, consumindo um determinado número de ciclos de <text:span text:style-name="T5">clock</text:span><text:span text:style-name="T6"><text:note text:id="ftn7" text:note-class="footnote"><text:note-citation>7</text:note-citation><text:note-body><text:p text:style-name="Footnote">Sinal eletrônico digital usado para sincronizar as ações de dois ou mais circuitos.</text:p></text:note-body></text:note></text:span><text:span text:style-name="T6">, de acordo com a especificação daquela CPU.</text:span> (BARRIO, 2001).</text:p>
      <text:p text:style-name="P18"/>
      <text:p text:style-name="P18">O desenvolvimento de um emulador pode ser uma tarefa desafiadora, e em geral os desenvolvedores são obrigados a encarar uma série de dificuldades, tais como:</text:p>
      <text:p text:style-name="P18"/>
      <text:list text:style-name="L3">
        <text:list-item>
          <text:p text:style-name="P21">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1">O programador precisa não apenas conhecer a plataforma de origem (que será emulada) mas também a de destino (onde o emulador será executado), tendo assim que realizar o dobro de pesquisa;</text:p>
        </text:list-item>
        <text:list-item>
          <text:p text:style-name="P21">Como muitas das atividades que o emulador executa na plataforma de destino não são padronizadas, geralmente o emulador não é portável, a não ser que o programador mantenha a portabilidade em mente desde o início;</text:p>
        </text:list-item>
        <text:list-item>
          <text:p text:style-name="P21">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5">Random Access Memory</text:span><text:span text:style-name="T6">.</text:span></text:p></text:note-body></text:note>, e praticamente todos tem uma saída para vídeo. Assim, o programador é obrigado a “reinventar a roda” a cada novo emulador;</text:p>
        </text:list-item>
        <text:list-item>
          <text:p text:style-name="P21">Muitas tarefas são necessárias para o programador mas serão desnecessárias para o usuário final. Por exemplo, o programador é obrigado a desenvolver algum tipo de <text:span text:style-name="T5">debugger</text:span><text:span text:style-name="T5"><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6">debugger</text:span> pode ser, às vezes, tão ou mais complexo que o desenvolvimento do próprio microprocessador;</text:p>
        </text:list-item>
        <text:list-item>
          <text:p text:style-name="P21">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7">computadores portáteis</text:span>, por exemplo, o usuário muitas vezes geralmente deseja que a saída de vídeo do emulador seja maior do que a saída de vídeo do próprio <text:span text:style-name="T6">computador portátil</text:span>).</text:p>
        </text:list-item>
      </text:list>
      <text:p text:style-name="P18"/>
      <text:p text:style-name="P18">É a estes problemas que este trabalho se dirige, buscando uma forma de identificar as tarefas que são padrão para todos os emuladores, e desenvolvendo e implementando um Kit de Desenvolvimento de Software<text:note text:id="ftn10" text:note-class="footnote"><text:note-citation>10</text:note-citation><text:note-body><text:p text:style-name="Footnote">Pacote formado por um conjunto de ferramentas que auxiliam desenvolvedores de software na implementação de novos aplicativos. Geralmente é conhecido por SDK (do inglês <text:span text:style-name="T5">Software Development Kit</text:span><text:span text:style-name="T6">)</text:span></text:p></text:note-body></text:note>, composto por uma biblioteca<text:note text:id="ftn11" text:note-class="footnote"><text:note-citation>11</text:note-citation><text:note-body><text:p text:style-name="Footnote">Coleção auxiliar de funções que fornecem serviços a um programa independente.</text:p></text:note-body></text:note> e por ferramentas auxiliares que padronizem e facilitem este desenvolvimento.</text:p>
      <text:h text:style-name="P22" text:outline-level="1">OBJETIVOS</text:h>
      <text:p text:style-name="P3"/>
      <text:p text:style-name="P7"/>
      <text:p text:style-name="P7"><text:tab/><text:span text:style-name="T8">Objetivo geral:</text:span></text:p>
      <text:p text:style-name="P7"><text:tab/>Este trabalho objetiva projetar, desenvolver e implementar um Kit de Desenvolvimento de Software que dê suporte à criação de novos emuladores, permitindo e facilitando a programação de emuladores de forma modular e reaproveitável, centralizando as operações padrão e oferecendo uma interface gráfica de usuário.</text:p>
      <text:p text:style-name="P7"/>
      <text:p text:style-name="P7"><text:tab/><text:span text:style-name="T8">Objetivos específicos:</text:span></text:p>
      <text:list text:style-name="L4">
        <text:list-item>
          <text:p text:style-name="P23">Estudar a modelagem tradicional de emuladores, visando compreender sua forma de funcionamento e identificar quais são as atividades comuns à maioria deles;</text:p>
        </text:list-item>
        <text:list-item>
          <text:p text:style-name="P23">Estudar os problemas e dificuldades encontrados no modelo tradicional de desenvolvimento de emuladores;</text:p>
        </text:list-item>
        <text:list-item>
          <text:p text:style-name="P23">Elaborar uma nova metodologia de desenvolvimento e criação de <text:s/>emuladores, que possa unificar as atividades padrão através do uso de ferramentas auxiliares e de uma biblioteca;</text:p>
        </text:list-item>
        <text:list-item>
          <text:p text:style-name="P23">Definir as ferramentas a serem implementadas e uma API<text:note text:id="ftn12" text:note-class="footnote"><text:note-citation>12</text:note-citation><text:note-body><text:p text:style-name="Footnote">Interface de Programação de Aplicativos: conjunto de funções de uma biblioteca sobre o qual o programador pode implementar um aplicativo. Do inglês <text:span text:style-name="T5">Application Programming Interface.</text:span></text:p></text:note-body></text:note> com a descrição das funções da biblioteca;</text:p>
        </text:list-item>
        <text:list-item>
          <text:p text:style-name="P24">Implementar ferramentas auxiliares que dêem suporte à programação modular, e uma biblioteca que centralize as operações padrão e ofereça uma interface gráfica<text:note text:id="ftn13" text:note-class="footnote"><text:note-citation>13</text:note-citation><text:note-body><text:p text:style-name="Footnote">Método de interação com o computador através de manipulação direta de imagens gráficas e controles.</text:p></text:note-body></text:note>;</text:p>
        </text:list-item>
        <text:list-item>
          <text:p text:style-name="P24">Criar um emulador de arquitetura relativamente simples, de modo a testar a biblioteca e as ferramentas desenvolvidas;</text:p>
        </text:list-item>
        <text:list-item>
          <text:p text:style-name="P24">Analisar e validar o processo de criação do novo emulador, identificando os pontos fracos do projeto e possíveis melhorias, bem como traçar idéias para o futuro;</text:p>
        </text:list-item>
        <text:list-item>
          <text:p text:style-name="P24">Apresentar o trabalho à banca avaliadora.</text:p>
        </text:list-item>
      </text:list>
      <text:h text:style-name="P9" text:outline-level="1">METODOLOGIA</text:h>
      <text:p text:style-name="P7"/>
      <text:p text:style-name="P7"/>
      <text:p text:style-name="P17">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bem como dos problemas encontrados. Para tal, divide-se o trabalho nas etapas relacionadas:</text:p>
      <text:p text:style-name="P17"/>
      <text:list text:style-name="L5">
        <text:list-item>
          <text:p text:style-name="P25">Pesquisa de embasamento teórico envolvendo a modelagem tradicional de emuladores, visando compreender sua forma de funcionamento e identificar as atividades padrão – isto é, as atividades que se repetem no criação da maior parte dos emuladores;</text:p>
        </text:list-item>
        <text:list-item>
          <text:p text:style-name="P25">Realização de estudo, buscando alistar as principais dificuldades e problemas existentes no modelo tradicional de desenvolvimento de emuladores. Neste estudo, se buscarão também agrupar os componentes por tipo, buscando identificar as atividades padrão de cada tipo, de modo a oferecer ao programador uma biblioteca que permita o desenvolvimento modular;</text:p>
        </text:list-item>
        <text:list-item>
          <text:p text:style-name="P25">Elaboração, a partir dos estudos realizados, de uma nova metodologia que permita unificar as atividades padrão através do uso de ferramentas auxiliares e de uma biblioteca, fazendo com que o código desenvolvido pelo programador seja modular, de modo que ele possa reaproveitar seu código e o de outros;</text:p>
        </text:list-item>
        <text:list-item>
          <text:p text:style-name="P25">Desenvolvimento de uma API de biblioteca que permita que o programador tenha acesso às operações padrão e a uma interface gráfica, bem como definição das as ferramentas auxiliares a serem implementadas, e de sua utilização dentro da metodologia desenvolvida;</text:p>
        </text:list-item>
        <text:list-item>
          <text:p text:style-name="P25">Implementação da biblioteca e das ferramentas auxiliares desenvolvidas na fase anterior, utilizando as linguagem de programação C e <text:span text:style-name="T5">bash</text:span><text:span text:style-name="T5"><text:note text:id="ftn14" text:note-class="footnote"><text:note-citation>14</text:note-citation><text:note-body><text:p text:style-name="Footnote">Linguagem de linha de comando baseada na linguagem <text:span text:style-name="T5">Bourne Shell (sh)</text:span>. Foi criada em 1987 por Brian Fox, e é a linguagem de linha de comando padrão de vários sistemas operacionais, como o GNU/Linux e o MacOS X.</text:p></text:note-body></text:note></text:span> e de forma portável através do uso de ferramentas GNU<text:note text:id="ftn15" text:note-class="footnote"><text:note-citation>15</text:note-citation><text:note-body><text:p text:style-name="Footnote">Ferramentas livres para desenvolvimento (bibliotecas, utilitários e compiladores), originalmente desenvolvidas para o sistema operacional GNU Hurd, mas portadas para uma grande variedade de plataformas e sistemas operacionais. O nome GNU origina-se, em inglês, do acrônimo recursivo <text:span text:style-name="T5">GNU's Not Unix</text:span> (GNU Não é Unix).</text:p></text:note-body></text:note>;</text:p>
        </text:list-item>
        <text:list-item>
          <text:p text:style-name="P25">Desenvolvimento e implementação de um emulador da plataforma Atari 2600<text:note text:id="ftn16" text:note-class="footnote"><text:note-citation>16</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auxiliares desenvolvidas, de modo a testar o software;</text:p>
        </text:list-item>
        <text:list-item>
          <text:p text:style-name="P25">Análise e validação do teste, verificando quais os pontos fracos e os pontos fortes do programa, alistando as possíveis correções e melhorias, e traçando planos para o futuro;</text:p>
        </text:list-item>
        <text:list-item>
          <text:p text:style-name="P25">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6"/>
      <text:p text:style-name="P26"><text:tab/>As tarefas serão realizadas de acordo com um cronograma, de forma que a documentação formal será desenvolvida de forma concomitante com as fases apresentadas.</text:p>
      <text:h text:style-name="P9" text:outline-level="1">CRONOGRAMA</text:h>
      <text:p text:style-name="P7"/>
      <text:p text:style-name="P7"/>
      <text:p text:style-name="P27">As fases deste projeto serão divididas nas etapas apresentadas na metodologia. O cronograma que deverá ser adotado é o expresso na Tabela 1.</text:p>
      <text:p text:style-name="P27"/>
      <text:p text:style-name="P28">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29" text:outline-level="6"/>
          </table:table-cell>
          <table:table-cell table:style-name="Table1.A1" table:number-columns-spanned="10" office:value-type="string">
            <text:h text:style-name="P29"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29"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29" text:outline-level="6">Etapas</text:h>
          </table:table-cell>
          <table:table-cell table:style-name="Table1.B2" table:number-columns-spanned="10" office:value-type="string">
            <text:h text:style-name="P29"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29"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0"/>
          </table:table-cell>
          <table:table-cell table:style-name="Table1.A3" table:number-columns-spanned="2" office:value-type="string">
            <text:p text:style-name="P31">ago</text:p>
          </table:table-cell>
          <table:covered-table-cell/>
          <table:table-cell table:style-name="Table1.A3" table:number-columns-spanned="2" office:value-type="string">
            <text:p text:style-name="P31">set</text:p>
          </table:table-cell>
          <table:covered-table-cell/>
          <table:table-cell table:style-name="Table1.A3" table:number-columns-spanned="2" office:value-type="string">
            <text:p text:style-name="P31">out</text:p>
          </table:table-cell>
          <table:covered-table-cell/>
          <table:table-cell table:style-name="Table1.A3" table:number-columns-spanned="2" office:value-type="string">
            <text:p text:style-name="P31">nov</text:p>
          </table:table-cell>
          <table:covered-table-cell/>
          <table:table-cell table:style-name="Table1.A3" table:number-columns-spanned="2" office:value-type="string">
            <text:p text:style-name="P32">dez</text:p>
          </table:table-cell>
          <table:covered-table-cell/>
          <table:table-cell table:style-name="Table1.A3" table:number-columns-spanned="2" office:value-type="string">
            <text:p text:style-name="P32">fev</text:p>
          </table:table-cell>
          <table:covered-table-cell/>
          <table:table-cell table:style-name="Table1.A3" table:number-columns-spanned="2" office:value-type="string">
            <text:p text:style-name="P32">mar</text:p>
          </table:table-cell>
          <table:covered-table-cell/>
          <table:table-cell table:style-name="Table1.A3" table:number-columns-spanned="2" office:value-type="string">
            <text:p text:style-name="P32">abr</text:p>
          </table:table-cell>
          <table:covered-table-cell/>
          <table:table-cell table:style-name="Table1.A3" table:number-columns-spanned="2" office:value-type="string">
            <text:p text:style-name="P32">mai</text:p>
          </table:table-cell>
          <table:covered-table-cell/>
          <table:table-cell table:style-name="Table1.T3" table:number-columns-spanned="2" office:value-type="string">
            <text:p text:style-name="P32">jun</text:p>
          </table:table-cell>
          <table:covered-table-cell/>
        </table:table-row>
        <table:table-row>
          <table:table-cell table:style-name="Table1.A3" office:value-type="string">
            <text:p text:style-name="P33">I</text:p>
          </table:table-cell>
          <table:table-cell table:style-name="Table1.B4" office:value-type="string">
            <text:p text:style-name="P34"/>
          </table:table-cell>
          <table:table-cell table:style-name="Table1.C4" office:value-type="string">
            <text:p text:style-name="P34"/>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U4" office:value-type="string">
            <text:p text:style-name="P31"/>
          </table:table-cell>
        </table:table-row>
        <table:table-row>
          <table:table-cell table:style-name="Table1.A3" office:value-type="string">
            <text:p text:style-name="P33">V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U10" office:value-type="string">
            <text:p text:style-name="P31"/>
          </table:table-cell>
        </table:table-row>
        <table:table-row>
          <table:table-cell table:style-name="Table1.A3" office:value-type="string">
            <text:p text:style-name="P33">VI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U10" office:value-type="string">
            <text:p text:style-name="P31"/>
          </table:table-cell>
        </table:table-row>
      </table:table>
      <text:h text:style-name="P35" text:outline-level="1"/>
      <text:h text:style-name="P36" text:outline-level="1">BIBLIOGRAFIA</text:h>
      <text:p text:style-name="P11"/>
      <text:p text:style-name="P37">ADCOCK, Michael. <text:span text:style-name="T8">The Arcade Emulation HowTo.</text:span> Disponível em &lt;http://personals.ac.upc.edu/vmoya/docs/aehowto.zip&gt;. Acesso em: 15 ago. 2006.</text:p>
      <text:p text:style-name="P37"/>
      <text:p text:style-name="P7"><text:span text:style-name="T9">BARRIO, Victor Moya del. </text:span><text:span text:style-name="T8">Study of the Techniques for Emulation Programming</text:span><text:span text:style-name="T9">. Barcelona: </text:span>Facultat d'Informàtica de Barcelona<text:span text:style-name="T9">, 2001. Dissertação de graduação. Disponível em &lt;http://personals.ac.upc.edu/vmoya/docs/emuprog.pdf&gt;. <text:s/>Acesso em: 15 ago. 2006.</text:span></text:p>
      <text:p text:style-name="P37"/>
      <text:p text:style-name="P37">BAUER, Christian. <text:span text:style-name="T8">The Official Basilisk II Home Page</text:span>. Disponível em &lt;http://basilisk.cebix.net/&gt;. Acesso em: 15 ago. 2006.</text:p>
      <text:p text:style-name="P37"/>
      <text:p text:style-name="P37">BELLARD, Fabrice. <text:span text:style-name="T8">QEMU: </text:span>Open Source Processor Emulator. Disponível em &lt;http://fabrice.bellard.free.fr/qemu/about.html&gt;. Acesso em: 15 ago. 2006.</text:p>
      <text:p text:style-name="P37"/>
      <text:p text:style-name="P37">BORIS, Daniel. <text:span text:style-name="T8">How Do I Write an Emulator?</text:span> - Part 1. 1999. Disponível em &lt;http://personals.ac.upc.edu/vmoya/docs/HowToDanBoris.txt&gt;. Acesso em: 15 ago. 2006.</text:p>
      <text:p text:style-name="P37"/>
      <text:p text:style-name="P37">BRISLEY, Kevin. <text:span text:style-name="T8">Emulating Games:</text:span> Getting Started. Disponível em &lt;http://personals.ac.upc.edu/vmoya/docs/eggs001a1.txt&gt;. Acesso em: 15 ago. 2006.</text:p>
      <text:p text:style-name="P37"/>
      <text:p text:style-name="P7">BURDETT, Arnold et al. <text:span text:style-name="T8">A Glossary of Computing Terms:</text:span><text:span text:style-name="T9"> by the British Computer Society</text:span><text:span text:style-name="T8">.</text:span> Cambridge: Cambridge University Press,<text:span text:style-name="T9"> 1998. 86p.</text:span></text:p>
      <text:p text:style-name="P37"/>
      <text:p text:style-name="P37">ISRAEL, Kirk. <text:span text:style-name="T8">2600 101:</text:span> A tutorial by Kirk Israel. Disponível em &lt;http:// alienbill.com/2600/101/&gt;. Acesso em 26 ago. 2006.</text:p>
      <text:p text:style-name="P37"/>
      <text:p text:style-name="P7"><text:span text:style-name="T9">LINDHOLM, Tim; YELLIN, Frank. </text:span><text:span text:style-name="T8">The Java</text:span><text:span text:style-name="T10">™ Virtual Machine Specification.</text:span><text:span text:style-name="T11"> 2ª. ed. Boston: </text:span>Addison-Wesley Professional, 1999, 473p.</text:p>
      <text:p text:style-name="P37"/>
      <text:p text:style-name="P37">NABEREZNY, Mike. <text:span text:style-name="T8">6502.org: </text:span>The 6502 Microprocessor Resource<text:span text:style-name="T8">.</text:span> Disponível em &lt;http://www.6502.org/&gt;. Acesso em: 15 ago. 2006.</text:p>
      <text:p text:style-name="P37"/>
      <text:p text:style-name="P37">VIRTUALIZATION Overview: VMWare Whitepaper. Disponível em &lt;http:// www.vmware.com/pdf/virtualization.pdf&gt;. Acesso em: 15 ago. 2006.</text:p>
      <text:p text:style-name="P37"/>
      <text:p text:style-name="P37">WEBER, Raul Fernando. <text:span text:style-name="T8">Fundamentos de Arquitetura de Computadores.</text:span> 1<text:span text:style-name="T12">. </text:span>ed. Porto Alegre: Sagra Luzzato, 2000. 262p.</text:p>
      <text:p text:style-name="P37"/>
      <text:p text:style-name="P37">WHEELER, David A. <text:span text:style-name="T8">Program Library HOWTO.</text:span> 2000. Disponível em &lt;http://www.dwheeler.com/program-library/Program-Library-HOWTO/index.html&gt;. Acesso em: 16 ago. 2006.</text:p>
      <text:p text:style-name="P37"/>
      <text:p text:style-name="P37">WRIGHT, Steve. <text:span text:style-name="T8">Stella Programmer's Guide.</text:span> 1979. Disponível em &lt;http://www.atarihq.com/danb/files/stella.pdf&gt;. Acesso em: 15 ago. 2006.</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Frame1" text:anchor-type="paragraph" svg:x="10.426cm" svg:y="-0.005cm" fo:min-width="0.041cm" draw:z-index="12"><draw:text-box fo:min-height="0.37cm"><text:p text:style-name="Header"><text:span text:style-name="Page_20_Number"/></text:p></draw:text-box></draw:frame><text:tab/><text:page-number text:select-page="current">8</text:page-number></text:p>
      </style:head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8-26T13:27:04</dc:date>
    <meta:print-date>2001-08-21T04:59:00</meta:print-date>
    <dc:language>pt-BR</dc:language>
    <meta:editing-cycles>190</meta:editing-cycles>
    <meta:editing-duration>PT12H13M3S</meta:editing-duration>
    <meta:user-defined meta:name="Info 1"/>
    <meta:user-defined meta:name="Info 2"/>
    <meta:user-defined meta:name="Info 3"/>
    <meta:user-defined meta:name="Info 4"/>
    <meta:document-statistic meta:table-count="1" meta:image-count="0" meta:object-count="0" meta:page-count="14" meta:paragraph-count="135" meta:word-count="2552" meta:character-count="17806"/>
  </office:meta>
</office:document-meta>
</file>